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20DEC6D97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bac" officeooo:paragraph-rsid="00160bac"/>
    </style:style>
    <style:style style:name="P2" style:family="paragraph" style:parent-style-name="Standard">
      <style:paragraph-properties fo:text-align="center" style:justify-single-word="false"/>
      <style:text-properties officeooo:rsid="00175dfb" officeooo:paragraph-rsid="00175dfb"/>
    </style:style>
    <style:style style:name="T1" style:family="text">
      <style:text-properties officeooo:rsid="0017d988"/>
    </style:style>
    <style:style style:name="T2" style:family="text">
      <style:text-properties officeooo:rsid="00193e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ÇÃO DO CLIENTE (ITERAÇÃO <text:span text:style-name="T2">3</text:span>)</text:p>
      <text:p text:style-name="P1"/>
      <text:p text:style-name="P1"/>
      <text:p text:style-name="P1"/>
      <text:p text:style-name="P1"/>
      <text:p text:style-name="P2"><draw:frame draw:style-name="fr1" draw:name="Imagem1" text:anchor-type="paragraph" svg:width="17.318cm" svg:height="10.079cm" draw:z-index="0"><draw:image xlink:href="Pictures/10000000000003860000020DEC6D97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1:16:34.783771097</meta:creation-date>
    <dc:date>2015-05-20T19:31:03.892402226</dc:date>
    <meta:editing-duration>PT8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5" meta:character-count="33" meta:non-whitespace-character-count="29"/>
  </office:meta>
</office:document-meta>
</file>